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textarea-vertical-align="bottom" fo:min-height="7.872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bottom" fo:min-height="4.31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Default-outline1">
      <style:graphic-properties draw:textarea-vertical-align="middle" fo:min-height="8.884cm" loext:decorative="false"/>
      <style:paragraph-properties style:writing-mode="lr-tb"/>
    </style:style>
    <style:style style:name="pr9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0000" loext:opacity="100%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Joona Nuorala, Kalle Vesanterä / NTIS23K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7.872cm" svg:x="1.4cm" svg:y="0.628cm" presentation:class="title" presentation:user-transformed="true">
          <draw:text-box>
            <text:p text:style-name="P1">Frisbeegolf-tulospalvelu</text:p>
          </draw:text-box>
        </draw:frame>
        <draw:frame presentation:style-name="pr2" draw:text-style-name="P2" draw:layer="layout" svg:width="25.199cm" svg:height="4.319cm" svg:x="1.4cm" svg:y="8.5cm" presentation:class="subtitle" presentation:user-transformed="true">
          <draw:text-box>
            <text:p text:style-name="P1"><text:span text:style-name="T1">Ohjelmistotuotanto 2024</text:span></text:p>
            <text:p text:style-name="P1"><text:span text:style-name="T1">Centria AMK</text:span></text:p>
            <text:p text:style-name="P1"><text:span text:style-name="T1">Joona Nuorala, Kalle Vesanterä / NTIS23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 text:style-name="P4">Keitä me olemme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art up -henkisellä tyylillä tehty suunnitelma</text:p>
              </text:list-item>
              <text:list-item>
                <text:p>Joona</text:p>
              </text:list-item>
            </text:list>
            <text:list text:style-name="L3">
              <text:list-item>
                <text:list>
                  <text:list-item>
                    <text:p>UI/UX, frontend, alan harrastaja</text:p>
                  </text:list-item>
                </text:list>
              </text:list-item>
            </text:list>
            <text:list text:style-name="L2">
              <text:list-item>
                <text:p>Kalle</text:p>
              </text:list-item>
            </text:list>
            <text:list text:style-name="L3">
              <text:list-item>
                <text:list>
                  <text:list-item>
                    <text:p>Tekninen puoli, backend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7" draw:text-style-name="P4" draw:layer="layout" svg:width="25.199cm" svg:height="2.629cm" svg:x="1.4cm" svg:y="0.628cm" presentation:class="title">
          <draw:text-box>
            <text:p text:style-name="P4">Ongelm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ykyisten palveluiden heikkoja kohtia:</text:p>
                <text:list>
                  <text:list-item>
                    <text:list>
                      <text:list-item>
                        <text:p><text:span text:style-name="T2">Käyttäjäystävällisyys</text:span></text:p>
                      </text:list-item>
                      <text:list-item>
                        <text:p><text:span text:style-name="T2">Kilpailujenhallinta</text:span></text:p>
                      </text:list-item>
                      <text:list-item>
                        <text:p><text:span text:style-name="T2">Mobiilisovellusten toiminta</text:span></text:p>
                      </text:list-item>
                      <text:list-item>
                        <text:p><text:span text:style-name="T2">Kaikenlaisten käyttäjien huomioint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7" draw:text-style-name="P4" draw:layer="layout" svg:width="25.199cm" svg:height="2.629cm" svg:x="1.4cm" svg:y="0.628cm" presentation:class="title">
          <draw:text-box>
            <text:p text:style-name="P4">Ide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usi tulospalvelu ja pelialusta, jolla yhdistetään erilaiset käyttäjät</text:p>
              </text:list-item>
            </text:list>
            <text:list text:style-name="L3">
              <text:list-item>
                <text:list>
                  <text:list-item>
                    <text:p>Kasuaalipelaajille</text:p>
                  </text:list-item>
                  <text:list-item>
                    <text:p>Turnauskäyttöön</text:p>
                  </text:list-item>
                </text:list>
              </text:list-item>
            </text:list>
            <text:list text:style-name="L2">
              <text:list-item>
                <text:p>Käyttäjäystävällinen käyttöliittymä</text:p>
              </text:list-item>
              <text:list-item>
                <text:p>Kattavat ominaisuud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>
        <draw:frame presentation:style-name="pr7" draw:text-style-name="P4" draw:layer="layout" svg:width="25.199cm" svg:height="2.629cm" svg:x="1.4cm" svg:y="0.628cm" presentation:class="title">
          <draw:text-box>
            <text:p text:style-name="P4">Ratkaisu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Alusta asti rakennettu alusta</text:p>
              </text:list-item>
              <text:list-item>
                <text:p>Työpöytä- ja mobiilikäyttöön</text:p>
              </text:list-item>
              <text:list-item>
                <text:p>Tehty pelaajille, pelaajien toimesta</text:p>
              </text:list-item>
            </text:list>
          </draw:text-box>
        </draw:frame>
        <draw:frame presentation:style-name="pr8" draw:text-style-name="P6" draw:layer="layout" svg:width="12.297cm" svg:height="9.134cm" svg:x="14.313cm" svg:y="3.685cm" presentation:class="outline">
          <draw:text-box>
            <text:p text:style-name="P5"><text:span text:style-name="T3">(kuva tähä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7" draw:text-style-name="P4" draw:layer="layout" svg:width="25.199cm" svg:height="2.629cm" svg:x="1.4cm" svg:y="0.628cm" presentation:class="title">
          <draw:text-box>
            <text:p text:style-name="P4">Käyttäjäkysel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Kyselyllä kartoitettiin ominaisuuksia alustalle</text:p>
              </text:list-item>
            </text:list>
            <text:list text:style-name="L3">
              <text:list-item>
                <text:list>
                  <text:list-item>
                    <text:p>Mobiililaitteet kaikista toivotuin käyttöalusta</text:p>
                  </text:list-item>
                </text:list>
              </text:list-item>
            </text:list>
            <text:list text:style-name="L2">
              <text:list-item>
                <text:p>Tärkeimpinä ominaisuuksina pidettiin:</text:p>
              </text:list-item>
            </text:list>
            <text:list text:style-name="L3">
              <text:list-item>
                <text:list>
                  <text:list-item>
                    <text:p>Peli- ja turnaushistoria</text:p>
                  </text:list-item>
                  <text:list-item>
                    <text:p>Tulosten reaaliaikainen seuranta</text:p>
                  </text:list-item>
                  <text:list-item>
                    <text:p>Mahdollisuus omien kilpailujen luomis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 text:style-name="P4">Käyttäjäkysel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isäominaisuuksista suosituimpia olivat:</text:p>
              </text:list-item>
            </text:list>
            <text:list text:style-name="L3">
              <text:list-item>
                <text:list>
                  <text:list-item>
                    <text:p>Heittopituuden mittaaminen</text:p>
                  </text:list-item>
                  <text:list-item>
                    <text:p>Ratakohtaiset highscore-taulukot</text:p>
                  </text:list-item>
                  <text:list-item>
                    <text:p>Sosiaalisen median integraatio</text:p>
                  </text:list-item>
                  <text:list-item>
                    <text:p>Puttiharjoitus ja muut pelimuod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7" draw:text-style-name="P4" draw:layer="layout" svg:width="25.199cm" svg:height="2.629cm" svg:x="1.4cm" svg:y="0.628cm" presentation:class="title">
          <draw:text-box>
            <text:p text:style-name="P4">Ominaisuude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lustan pääominaisuudet muotoutuivat kyselyn ja suunnittelupalaverien pohjalta:</text:p>
              </text:list-item>
            </text:list>
            <text:list text:style-name="L3">
              <text:list-item>
                <text:list>
                  <text:list-item>
                    <text:p>Intuitiivinen tulosten kirjaaminen</text:p>
                  </text:list-item>
                  <text:list-item>
                    <text:p>Turnaustenhallinta</text:p>
                  </text:list-item>
                  <text:list-item>
                    <text:p>Monipuolinen karttaominaisuus</text:p>
                  </text:list-item>
                  <text:list-item>
                    <text:p>Selkeä kilpailujen lista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7" draw:text-style-name="P4" draw:layer="layout" svg:width="25.199cm" svg:height="2.629cm" svg:x="1.4cm" svg:y="0.628cm" presentation:class="title">
          <draw:text-box>
            <text:p text:style-name="P4">Toteutu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rontend</text:p>
              </text:list-item>
            </text:list>
            <text:list text:style-name="L3">
              <text:list-item>
                <text:list>
                  <text:list-item>
                    <text:p>Tiiviisti sidoksissa backendiin</text:p>
                  </text:list-item>
                  <text:list-item>
                    <text:p>Selainpohjainen alusta työpöytäkäyttöön</text:p>
                    <text:list>
                      <text:list-item>
                        <text:p><text:span text:style-name="T2">React</text:span></text:p>
                      </text:list-item>
                    </text:list>
                  </text:list-item>
                  <text:list-item>
                    <text:p>Universaalit mobiilikäyttöliittymät</text:p>
                    <text:list>
                      <text:list-item>
                        <text:p><text:span text:style-name="T2">React Nati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4" draw:layer="layout" svg:width="25.199cm" svg:height="2.629cm" svg:x="1.4cm" svg:y="0.628cm" presentation:class="title">
          <draw:text-box>
            <text:p text:style-name="P4">Toteutu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ckend</text:p>
              </text:list-item>
            </text:list>
            <text:list text:style-name="L3">
              <text:list-item>
                <text:list>
                  <text:list-item>
                    <text:p>Tiiviisti sidoksissa eri frontendeihin</text:p>
                  </text:list-item>
                  <text:list-item>
                    <text:p>Pohjautuu PaaS-palveluun</text:p>
                  </text:list-item>
                  <text:list-item>
                    <text:p>Tehokkaasti skaalautuva (esim. Node.js + Express)</text:p>
                  </text:list-item>
                  <text:list-item>
                    <text:p>Varmatoimiset ja nopeat tietokannat (esim. PostgreSQ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4" draw:text-style-name="P4" draw:layer="layout" svg:width="25.199cm" svg:height="2.629cm" svg:x="1.4cm" svg:y="0.628cm" presentation:class="title">
          <draw:text-box>
            <text:p text:style-name="P4">Version- ja laadunhallin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olling release -julkaisusuunnitelma</text:p>
              </text:list-item>
            </text:list>
            <text:list text:style-name="L3">
              <text:list-item>
                <text:list>
                  <text:list-item>
                    <text:p>Omat versiot joka pääkomponentille</text:p>
                  </text:list-item>
                </text:list>
              </text:list-item>
            </text:list>
            <text:list text:style-name="L2">
              <text:list-item>
                <text:p>Varmatoiminen CI/CD-pipeline</text:p>
              </text:list-item>
            </text:list>
            <text:list text:style-name="L3">
              <text:list-item>
                <text:list>
                  <text:list-item>
                    <text:p>Github Actions + lisäosat</text:p>
                  </text:list-item>
                </text:list>
              </text:list-item>
            </text:list>
            <text:list text:style-name="L2">
              <text:list-item>
                <text:p>Laadun takaamiseksi testausstrategia sekä laadunhallintakriteer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2" presentation:use-footer-name="ftr1">
        <draw:frame presentation:style-name="pr9" draw:text-style-name="P3" draw:layer="layout" svg:width="25.199cm" svg:height="12.19cm" svg:x="1.4cm" svg:y="0.628cm" presentation:class="subtitle">
          <draw:text-box>
            <text:p>Heräsikö kysyttävää?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32" presentation:use-footer-name="ftr1">
        <draw:frame presentation:style-name="pr9" draw:text-style-name="P3" draw:layer="layout" svg:width="25.199cm" svg:height="12.19cm" svg:x="1.4cm" svg:y="0.628cm" presentation:class="subtitle">
          <draw:text-box>
            <text:p>Kiitos!</text:p>
          </draw:text-box>
        </draw:frame>
        <presentation:notes draw:style-name="dp4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Liberation Sans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Liberation Sans" fo:font-size="14pt" style:font-size-asian="14pt" style:font-size-complex="14pt"/>
    </style:style>
    <style:style style:name="MP7" style:family="paragraph">
      <style:paragraph-properties fo:text-align="center"/>
      <style:text-properties style:font-name="Liberation Sans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Liberation Sans" fo:font-size="14pt" style:font-size-asian="14pt" style:font-size-complex="14pt"/>
    </style:style>
    <style:style style:name="MP9" style:family="paragraph">
      <style:paragraph-properties fo:text-align="end"/>
      <style:text-properties style:font-name="Liberation Sans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10cm" svg:height="1.085cm" svg:x="9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4:54:42.578711557</meta:creation-date>
    <meta:generator>LibreOffice/24.8.3.2$Linux_X86_64 LibreOffice_project/480$Build-2</meta:generator>
    <dc:date>2024-12-13T14:08:27.046450214</dc:date>
    <meta:editing-duration>PT2H25M59S</meta:editing-duration>
    <meta:editing-cycles>35</meta:editing-cycles>
    <meta:document-statistic meta:object-count="72"/>
  </office:meta>
</office:document-meta>
</file>